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284in" style:use-optimal-column-width="false"/>
    </style:style>
    <style:style style:name="TableColumn3" style:family="table-column">
      <style:table-column-properties style:column-width="1.7319in" style:use-optimal-column-width="false"/>
    </style:style>
    <style:style style:name="TableColumn4" style:family="table-column">
      <style:table-column-properties style:column-width="1.8201in" style:use-optimal-column-width="false"/>
    </style:style>
    <style:style style:name="TableColumn5" style:family="table-column">
      <style:table-column-properties style:column-width="1.6513in" style:use-optimal-column-width="false"/>
    </style:style>
    <style:style style:name="TableColumn6" style:family="table-column">
      <style:table-column-properties style:column-width="1.0722in" style:use-optimal-column-width="false"/>
    </style:style>
    <style:style style:name="Table1" style:family="table" style:master-page-name="MP0">
      <style:table-properties style:width="6.7041in" fo:margin-left="0.0055in" table:align="left"/>
    </style:style>
    <style:style style:name="TableRow7" style:family="table-row">
      <style:table-row-properties style:min-row-height="0.7479in"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/>
    </style:style>
    <style:style style:name="T10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11" style:parent-style-name="Policepardéfau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2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13" style:parent-style-name="Policepardéfau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4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font-size="14pt" style:font-size-asian="14pt" style:font-size-complex="14pt"/>
    </style:style>
    <style:style style:name="T15" style:parent-style-name="Policepardéfau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ableRow16" style:family="table-row">
      <style:table-row-properties style:min-row-height="0.1645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" style:parent-style-name="Policepardéfaut" style:family="text">
      <style:text-properties style:font-name="Calibri" fo:font-weight="bold" style:font-weight-asian="bold" style:font-weight-complex="bold" fo:font-size="10pt" style:font-size-asian="10pt" style:font-size-complex="10pt"/>
    </style:style>
    <style:style style:name="T19" style:parent-style-name="Policepardéfaut" style:family="text">
      <style:text-properties style:font-name="Calibri" fo:font-size="10pt" style:font-size-asian="10pt" style:font-size-complex="10pt"/>
    </style:style>
    <style:style style:name="TableRow20" style:family="table-row">
      <style:table-row-properties style:min-row-height="0.1756in"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Policepardéfaut" style:family="text">
      <style:text-properties style:font-name="Calibri" fo:font-weight="bold" style:font-weight-asian="bold" style:font-weight-complex="bold" fo:font-size="10pt" style:font-size-asian="10pt" style:font-size-complex="10pt"/>
    </style:style>
    <style:style style:name="T23" style:parent-style-name="Policepardéfaut" style:family="text">
      <style:text-properties style:font-name="Calibri" fo:font-size="10pt" style:font-size-asian="10pt" style:font-size-complex="10pt"/>
    </style:style>
    <style:style style:name="T24" style:parent-style-name="Policepardéfaut" style:family="text">
      <style:text-properties style:font-name="Arial" fo:font-size="10pt" style:font-size-asian="10pt" style:font-size-complex="10pt"/>
    </style:style>
    <style:style style:name="TableRow25" style:family="table-row">
      <style:table-row-properties style:min-row-height="2.2888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" style:parent-style-name="Policepardéfaut" style:family="text">
      <style:text-properties style:font-name="Calibri" fo:font-weight="bold" style:font-weight-asian="bold" style:font-weight-complex="bold" fo:font-size="10pt" style:font-size-asian="10pt" style:font-size-complex="10pt"/>
    </style:style>
    <style:style style:name="T28" style:parent-style-name="Policepardéfaut" style:family="text">
      <style:text-properties style:font-name="Calibri" fo:font-size="10pt" style:font-size-asian="10pt" style:font-size-complex="10pt"/>
    </style:style>
    <style:style style:name="P29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0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1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2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3" style:parent-style-name="Textbody" style:family="paragraph">
      <style:paragraph-properties fo:line-height="100%"/>
      <style:text-properties style:font-name="Calibri" fo:font-size="10pt" style:font-size-asian="10pt" style:font-size-complex="10pt"/>
    </style:style>
    <style:style style:name="P34" style:parent-style-name="Textbody" style:family="paragraph">
      <style:paragraph-properties fo:margin-bottom="0in" fo:line-height="100%"/>
      <style:text-properties style:font-name="Calibri" fo:font-size="10pt" style:font-size-asian="10pt" style:font-size-complex="10pt"/>
    </style:style>
    <style:style style:name="P35" style:parent-style-name="Textbody" style:family="paragraph">
      <style:paragraph-properties fo:margin-bottom="0in" fo:line-height="100%" fo:margin-left="0.4923in">
        <style:tab-stops/>
      </style:paragraph-properties>
      <style:text-properties style:font-name="Calibri" fo:font-size="10pt" style:font-size-asian="10pt" style:font-size-complex="10pt"/>
    </style:style>
    <style:style style:name="P36" style:parent-style-name="Textbody" style:family="paragraph">
      <style:paragraph-properties fo:margin-bottom="0.018in" fo:line-height="100%"/>
    </style:style>
    <style:style style:name="TableRow37" style:family="table-row">
      <style:table-row-properties style:min-row-height="0.1645in"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40" style:family="table-row">
      <style:table-row-properties style:min-row-height="0.1756in"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43" style:family="table-row">
      <style:table-row-properties style:min-row-height="0.352in"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none" fo:border-left="0.0034in solid #000000" fo:border-bottom="0.0034in solid #000000" fo:border-right="0.0034in solid #000000" fo:background-color="#E6E6FF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54" style:family="table-row">
      <style:table-row-properties style:min-row-height="1.0673in" style:use-optimal-row-height="false"/>
    </style:style>
    <style:style style:name="TableCell5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Arial" style:font-name-asian="WenQuanYi Micro Hei" style:font-name-complex="FreeSans" fo:font-size="10pt" style:font-size-asian="10pt" style:font-size-complex="10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SourceText" style:family="text">
      <style:text-properties fo:language="en" fo:country="US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 fo:font-size="10pt" style:font-size-asian="10pt" style:font-size-complex="10pt" fo:language="en" fo:country="US"/>
    </style:style>
    <style:style style:name="TableRow65" style:family="table-row">
      <style:table-row-properties style:min-row-height="0.9875in" style:use-optimal-row-height="false"/>
    </style:style>
    <style:style style:name="TableCell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Arial" fo:font-size="10pt" style:font-size-asian="10pt" style:font-size-complex="10pt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Arial" style:font-name-asian="WenQuanYi Micro Hei" style:font-name-complex="FreeSans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71" style:parent-style-name="SourceText" style:family="text">
      <style:text-properties fo:language="en" fo:country="US"/>
    </style:style>
    <style:style style:name="TableCell7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min-row-height="0.9875in" style:use-optimal-row-height="false"/>
    </style:style>
    <style:style style:name="TableCell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Arial" fo:font-size="10pt" style:font-size-asian="10pt" style:font-size-complex="10pt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Arial" style:font-name-asian="WenQuanYi Micro Hei" style:font-name-complex="FreeSans" fo:font-size="10pt" style:font-size-asian="10pt" style:font-size-complex="10pt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Arial"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85" style:family="table-column">
      <style:table-column-properties style:column-width="2.2305in" style:use-optimal-column-width="false"/>
    </style:style>
    <style:style style:name="TableColumn86" style:family="table-column">
      <style:table-column-properties style:column-width="2.2312in" style:use-optimal-column-width="false"/>
    </style:style>
    <style:style style:name="TableColumn87" style:family="table-column">
      <style:table-column-properties style:column-width="2.2312in" style:use-optimal-column-width="false"/>
    </style:style>
    <style:style style:name="Table84" style:family="table">
      <style:table-properties style:width="6.693in" fo:margin-left="0in" table:align="left"/>
    </style:style>
    <style:style style:name="TableRow88" style:family="table-row">
      <style:table-row-properties style:min-row-height="0.0041in" style:use-optimal-row-height="false"/>
    </style:style>
    <style:style style:name="TableCell89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alibri" fo:font-size="10pt" style:font-size-asian="10pt" style:font-size-complex="10pt"/>
    </style:style>
    <style:style style:name="P91" style:parent-style-name="TableContents" style:family="paragraph">
      <style:text-properties style:font-name="Calibri" fo:font-size="10pt" style:font-size-asian="10pt" style:font-size-complex="10pt"/>
    </style:style>
    <style:style style:name="TableRow92" style:family="table-row">
      <style:table-row-properties style:min-row-height="0.0041in"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Row95" style:family="table-row">
      <style:table-row-properties style:min-row-height="0.0041in"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P100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alibri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text:span text:style-name="T10"><text:s/></text:span><text:span text:style-name="T11">Recette globale : d’un cas d’utilisation et/ou d’une fonctionnalité globale</text:span></text:p>
            <text:p text:style-name="TableContents"><text:span text:style-name="T12"><text:s/></text:span><text:span text:style-name="T13">Test unitaire</text:span></text:p>
            <text:p text:style-name="TableContents"><text:span text:style-name="T14"><text:s/></text:span><text:span text:style-name="T15">Test d’intégra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5">
            <text:p text:style-name="TableContents"><text:span text:style-name="T18">Objectif<text:s/></text:span><text:span text:style-name="T19">: Open Vehicule Locator – Acquisition de la la liste des traqueu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5">
            <text:p text:style-name="TableContents"><text:span text:style-name="T22">Éléments à tester<text:s/></text:span><text:span text:style-name="T23">: Méthode<text:s/></text:span><text:span text:style-name="T24">«GetIOT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 table:number-columns-spanned="5">
            <text:p text:style-name="TableContents"><text:span text:style-name="T27">Conditions de réalisation<text:s/></text:span><text:span text:style-name="T28">:</text:span></text:p>
            <text:p text:style-name="P29">Besoins matériels :</text:p>
            <text:p text:style-name="P30">- Serveur Backend</text:p>
            <text:p text:style-name="P31">- PC Client<text:line-break/><text:line-break/>Besoins logiciels (Versions) :<text:line-break/>- API REST</text:p>
            <text:p text:style-name="P32"/>
            <text:p text:style-name="P33">Nom(s) du (des) fichier(s) de test : functions.php</text:p>
            <text:p text:style-name="P34">· Executable dans dossier : https://ovl.tech-user.fr:7070/iotList.php</text:p>
            <text:p text:style-name="P35"/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5">
            <text:p text:style-name="P39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5">
            <text:p text:style-name="P42">Scénario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ID</text:p>
          </table:table-cell>
          <table:table-cell table:style-name="TableCell46">
            <text:p text:style-name="P47">Démarche / Opération</text:p>
          </table:table-cell>
          <table:table-cell table:style-name="TableCell48">
            <text:p text:style-name="P49">Données en entrée / Condition initiale</text:p>
          </table:table-cell>
          <table:table-cell table:style-name="TableCell50">
            <text:p text:style-name="P51">Comportement / Résultat attendu</text:p>
          </table:table-cell>
          <table:table-cell table:style-name="TableCell52">
            <text:p text:style-name="P53">Status : <text:s/>OK / NOK</text:p>
          </table:table-cell>
        </table:table-row>
        <table:table-row table:style-name="TableRow54">
          <table:table-cell table:style-name="TableCell55">
            <text:p text:style-name="P56">1</text:p>
          </table:table-cell>
          <table:table-cell table:style-name="TableCell57">
            <text:p text:style-name="P58">Faire une requête API REST</text:p>
          </table:table-cell>
          <table:table-cell table:style-name="TableCell59">
            <text:p text:style-name="P60">Token de l’utilisateur</text:p>
          </table:table-cell>
          <table:table-cell table:style-name="TableCell61">
            <text:p text:style-name="TableContents"><text:span text:style-name="T62">{"trackers": [{"name": string, "id": int},...],"user": string, "error": {"Code": int, "Message": string}}</text:span></text:p>
          </table:table-cell>
          <table:table-cell table:style-name="TableCell63">
            <text:p text:style-name="P64">OK</text:p>
          </table:table-cell>
        </table:table-row>
        <table:table-row table:style-name="TableRow65">
          <table:table-cell table:style-name="TableCell66">
            <text:p text:style-name="P67">2</text:p>
          </table:table-cell>
          <table:table-cell table:style-name="TableCell68">
            <text:p text:style-name="P69">Récupéré des informations<text:s/>à<text:s/>partir du JSON</text:p>
          </table:table-cell>
          <table:table-cell table:style-name="TableCell70">
            <text:p text:style-name="TableContents"><text:span text:style-name="T71">{"trackers": [{"name": string, "id": int},...],"user": string, "error": {"Code": int, "Message": string}}</text:span></text:p>
          </table:table-cell>
          <table:table-cell table:style-name="TableCell72">
            <text:p text:style-name="P73">Renvoi du nom du traqueur</text:p>
          </table:table-cell>
          <table:table-cell table:style-name="TableCell74">
            <text:p text:style-name="Standard">OK</text:p>
          </table:table-cell>
        </table:table-row>
        <table:table-row table:style-name="TableRow75">
          <table:table-cell table:style-name="TableCell76">
            <text:p text:style-name="P77">3</text:p>
          </table:table-cell>
          <table:table-cell table:style-name="TableCell78">
            <text:p text:style-name="P79">Afficher le nom du tracker</text:p>
          </table:table-cell>
          <table:table-cell table:style-name="TableCell80">
            <text:p text:style-name="TableContents"><text:span text:style-name="SourceText">Nom du tracker<text:s/></text:span></text:p>
          </table:table-cell>
          <table:table-cell table:style-name="TableCell81">
            <text:p text:style-name="P82">Affiche le nom</text:p>
          </table:table-cell>
          <table:table-cell table:style-name="TableCell83">
            <text:p text:style-name="Standard">OK</text:p>
          </table:table-cell>
        </table:table-row>
      </table:table>
      <text:p text:style-name="Standard"/>
      <text:p text:style-name="Standard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 table:number-columns-spanned="3">
            <text:p text:style-name="P90">Rapport de test <text:s text:c="40"/>Testé par : <text:s/>etu903 <text:s text:c="50"/>Le : 26/11/2021 <text:s/></text:p>
            <text:p text:style-name="P91"/>
          </table:table-cell>
          <table:covered-table-cell/>
          <table:covered-table-cell/>
        </table:table-row>
        <table:table-row table:style-name="TableRow92">
          <table:table-cell table:style-name="TableCell93" table:number-columns-spanned="3">
            <text:p text:style-name="P94">Commentaire : Le test fonctionne parfaitement</text:p>
          </table:table-cell>
          <table:covered-table-cell/>
          <table:covered-table-cell/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Approbation : <text:s/>Oui</text:p>
            <text:p text:style-name="P100"/>
          </table:table-cell>
          <table:table-cell table:style-name="TableCell101">
            <text:p text:style-name="P102">Signature: Le chef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 ben</dc:creator>
    <meta:creation-date>2016-12-10T16:19:00Z</meta:creation-date>
    <dc:date>2023-03-01T14:30:00Z</dc:date>
    <meta:template xlink:href="Normal.dotm" xlink:type="simple"/>
    <meta:editing-cycles>3</meta:editing-cycles>
    <meta:editing-duration>PT6720S</meta:editing-duration>
    <meta:document-statistic meta:page-count="1" meta:paragraph-count="2" meta:word-count="194" meta:character-count="1264" meta:row-count="8" meta:non-whitespace-character-count="1072"/>
  </office:meta>
</office:document-meta>
</file>